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07f8" officeooo:paragraph-rsid="001007f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f703" officeooo:paragraph-rsid="0011f703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4pt" fo:font-weight="normal" officeooo:rsid="0011f703" officeooo:paragraph-rsid="0011f703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font-weight="normal" officeooo:rsid="0013d5d3" officeooo:paragraph-rsid="0013d5d3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normal" officeooo:rsid="00148a5d" officeooo:paragraph-rsid="00148a5d" style:font-size-asian="14pt" style:font-weight-asian="normal" style:font-size-complex="14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4pt" fo:font-weight="normal" officeooo:rsid="00152271" officeooo:paragraph-rsid="00152271" style:font-size-asian="14pt" style:font-weight-asian="normal" style:font-size-complex="14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4pt" fo:font-weight="normal" officeooo:rsid="0016f875" officeooo:paragraph-rsid="0016f875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margin-top="0.0398in" fo:margin-bottom="0.0398in" loext:contextual-spacing="false" fo:text-align="start" style:justify-single-word="false"/>
      <style:text-properties fo:font-size="14pt" fo:font-weight="normal" officeooo:rsid="00148a5d" officeooo:paragraph-rsid="00148a5d" style:font-size-asian="14pt" style:font-weight-asian="normal" style:font-size-complex="14pt" style:font-weight-complex="normal"/>
    </style:style>
    <style:style style:name="T1" style:family="text">
      <style:text-properties officeooo:rsid="0016f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réunion 29.01.2021</text:p>
      <text:p text:style-name="P1"/>
      <text:p text:style-name="P1"/>
      <text:p text:style-name="P2">Ordre du jour :</text:p>
      <text:p text:style-name="P2"/>
      <text:list xml:id="list3978210113" text:style-name="L3">
        <text:list-item>
          <text:p text:style-name="P3">Discuter les points définis la dernière fois:</text:p>
          <text:list>
            <text:list-item>
              <text:p text:style-name="P4">Comment définir de manière générale un labyrinthe?</text:p>
            </text:list-item>
            <text:list-item>
              <text:p text:style-name="P4">Quelle modélisation mathématique pour nos labyrinthes?</text:p>
            </text:list-item>
            <text:list-item>
              <text:p text:style-name="P4">Représentation de manière informatique, structure de données.</text:p>
            </text:list-item>
            <text:list-item>
              <text:p text:style-name="P5">Applications possibles des labyrinthes, à présenter à titre indicatif.</text:p>
            </text:list-item>
            <text:list-item>
              <text:p text:style-name="P5">Résumé de recherches de Tiemen sur l’utilité et la non utilité d’étudier des labyrinthes parfaits.</text:p>
            </text:list-item>
          </text:list>
        </text:list-item>
        <text:list-item>
          <text:p text:style-name="P8">Définition des objectifs à suivre.</text:p>
        </text:list-item>
      </text:list>
      <text:p text:style-name="P2"/>
      <text:p text:style-name="P2">Objectifs pour la séance prochaine Lundi 01.02.2021</text:p>
      <text:p text:style-name="P2"/>
      <text:list xml:id="list3844500527" text:style-name="L5">
        <text:list-item>
          <text:p text:style-name="P6">Commencer un document partagé pour le rendu du 10.02.2021 <text:span text:style-name="T1">(Yuyang).</text:span></text:p>
        </text:list-item>
        <text:list-item>
          <text:p text:style-name="P7">Rédiger le compte rendu de réunion (Kenza).</text:p>
        </text:list-item>
        <text:list-item>
          <text:p text:style-name="P7">Mettre les bots discord git et trello (Tiemen).</text:p>
        </text:list-item>
        <text:list-item>
          <text:p text:style-name="P7">Compléter le document partagé (All)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20:37:21.934022693</meta:creation-date>
    <meta:editing-cycles>1</meta:editing-cycles>
    <meta:editing-duration>PT4M32S</meta:editing-duration>
    <dc:date>2021-01-30T01:23:09.968122492</dc:date>
    <meta:document-statistic meta:table-count="0" meta:image-count="0" meta:object-count="0" meta:page-count="1" meta:paragraph-count="14" meta:word-count="113" meta:character-count="716" meta:non-whitespace-character-count="628"/>
    <meta:generator>LibreOffice/6.0.7.3$Linux_X86_64 LibreOffice_project/00m0$Build-3</meta:generator>
  </office:meta>
</office:document-meta>
</file>